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1648" officeooo:paragraph-rsid="00091648"/>
    </style:style>
    <style:style style:name="P2" style:family="paragraph" style:parent-style-name="Standard">
      <style:text-properties officeooo:rsid="0009d221" officeooo:paragraph-rsid="0009d221"/>
    </style:style>
    <style:style style:name="P3" style:family="paragraph" style:parent-style-name="Standard">
      <style:text-properties officeooo:rsid="000b2fde" officeooo:paragraph-rsid="000b2fde"/>
    </style:style>
    <style:style style:name="P4" style:family="paragraph" style:parent-style-name="Standard">
      <style:text-properties officeooo:rsid="000b4ee0" officeooo:paragraph-rsid="000b4ee0"/>
    </style:style>
    <style:style style:name="P5" style:family="paragraph" style:parent-style-name="Standard">
      <style:text-properties officeooo:rsid="000b68b6" officeooo:paragraph-rsid="000b68b6"/>
    </style:style>
    <style:style style:name="P6" style:family="paragraph" style:parent-style-name="Standard">
      <style:text-properties officeooo:rsid="000c58be" officeooo:paragraph-rsid="000c58be"/>
    </style:style>
    <style:style style:name="P7" style:family="paragraph" style:parent-style-name="Standard">
      <style:text-properties officeooo:rsid="000d1ff2" officeooo:paragraph-rsid="000d1ff2"/>
    </style:style>
    <style:style style:name="P8" style:family="paragraph" style:parent-style-name="Standard">
      <style:text-properties officeooo:rsid="000d1ff2" officeooo:paragraph-rsid="000d1ff2"/>
    </style:style>
    <style:style style:name="P9" style:family="paragraph" style:parent-style-name="Standard">
      <style:text-properties officeooo:rsid="000e5899" officeooo:paragraph-rsid="000e5899"/>
    </style:style>
    <style:style style:name="P10" style:family="paragraph" style:parent-style-name="Standard">
      <style:text-properties fo:font-style="normal" fo:font-weight="normal" officeooo:rsid="00586a3f" officeooo:paragraph-rsid="001050f3" style:font-style-asian="normal" style:font-weight-asian="normal" style:font-style-complex="normal" style:font-weight-complex="normal"/>
    </style:style>
    <style:style style:name="P11" style:family="paragraph" style:parent-style-name="Standard">
      <style:text-properties fo:font-style="normal" fo:font-weight="normal" officeooo:rsid="001050f3" officeooo:paragraph-rsid="001050f3" style:font-style-asian="normal" style:font-weight-asian="normal" style:font-style-complex="normal" style:font-weight-complex="normal"/>
    </style:style>
    <style:style style:name="P12" style:family="paragraph" style:parent-style-name="Standard">
      <style:text-properties fo:font-style="normal" fo:font-weight="normal" officeooo:rsid="00124a00" officeooo:paragraph-rsid="00124a00" style:font-style-asian="normal" style:font-weight-asian="normal" style:font-style-complex="normal" style:font-weight-complex="normal"/>
    </style:style>
    <style:style style:name="T1" style:family="text">
      <style:text-properties officeooo:rsid="00124a00"/>
    </style:style>
    <style:style style:name="T2" style:family="text">
      <style:text-properties officeooo:rsid="001414ad"/>
    </style:style>
    <style:style style:name="T3" style:family="text">
      <style:text-properties officeooo:rsid="00142b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3</text:p>
      <text:p text:style-name="P1"/>
      <text:p text:style-name="P2">Question 3</text:p>
      <text:p text:style-name="P2"/>
      <text:p text:style-name="P2">1.</text:p>
      <text:p text:style-name="P2">(b), because it is not possible to determine A from B and C. However, for case (a), we could probably infer B for A being above 4, and for case (c) it could be the same thing but the data is insufficient, or it could just be that B → C results in C=3 every time.</text:p>
      <text:p text:style-name="P2"/>
      <text:p text:style-name="P2">2.</text:p>
      <text:p text:style-name="P2">I feel the data is insufficient to determine patterns with the data, so no I cannot. However, I can guess that if the value of A goes above 4, B increases by 1 to reach 3. I can guess that C is a variable always equal to 3.</text:p>
      <text:p text:style-name="P2"/>
      <text:p text:style-name="P2"/>
      <text:p text:style-name="P3">Question 8</text:p>
      <text:p text:style-name="P3"/>
      <text:p text:style-name="P4">1.</text:p>
      <text:p text:style-name="P4">select parts.pname, parts.weight, g2.price from parts inner join (select supplies.pNb, supplies.price from supplier inner join supplies on supplier.sNb=supplies.sNb where sname="Becistanair") as g2 on g2.pNb=parts.pNb;</text:p>
      <text:p text:style-name="P4"/>
      <text:p text:style-name="P4">2.</text:p>
      <text:p text:style-name="P4">select supplier.sname from supplier where supplier.sname not in (select supplier.sname from supplier inner join supplies on supplier.sNb=supplies.sNb where supplies.pNb=(select supplies.pNb from supplies inner join supplier on supplier.sNb=supplies.sNb where sname='AlliBec Inc.'));</text:p>
      <text:p text:style-name="P4"/>
      <text:p text:style-name="P5">3.</text:p>
      <text:p text:style-name="P5">select supplies.pNb, avg(supplies.price), count(distinct supplier.sNb) from supplies inner join supplier on supplier.sNb=supplies.sNb group by supplies.pNb;</text:p>
      <text:p text:style-name="P5"/>
      <text:p text:style-name="P6">4.</text:p>
      <text:p text:style-name="P6"/>
      <text:p text:style-name="P6"/>
      <text:p text:style-name="P6">5.</text:p>
      <text:p text:style-name="P6">select supplier.sname, max(supplies.price), g3.pNb from supplier inner join supplies on supplies.sNb=supplier.sNb inner join (select supplies.pNb, supplies.sNb from supplies where supplies.price in (select maxColumn from (select supplier.sname, max(supplies.price) as maxColumn from supplier inner join supplies on supplies.sNb=supplier.sNb group by supplier.sname) as g2)) as g3 on g3.sNb=supplier.sNb group by supplier.sname, g3.pNb;</text:p>
      <text:p text:style-name="P6"/>
      <text:p text:style-name="P7">6.</text:p>
      <text:p text:style-name="P7">select distinct supplies.sNb from supplies where supplies.sNb NOT IN (select supplies.sNb from supplies where pNb NOT IN (select uses.pNb from uses inner join project on project.projNb=uses.projNb where project.projname='PR111'));</text:p>
      <text:p text:style-name="P7"/>
      <text:p text:style-name="P9">7.</text:p>
      <text:p text:style-name="P10">select supplies.sNb, supplies.pNb from supplies where supplies.pNb in (select supplies.pNb from supplies where supplies.sNb NOT IN (select supplies.sNb from supplies where pNb NOT IN (select <text:soft-page-break/>uses.pNb from uses inner join project on project.projNb=uses.projNb where project.projname='PR111')) group by supplies.pNb having MIN(supplies.price)) and supplies.price in (select MIN(supplies.price) from supplies where supplies.sNb NOT IN (select supplies.sNb from supplies where pNb NOT IN (select uses.pNb from uses inner join project on project.projNb=uses.projNb where project.projname='PR111')) group by supplies.pNb);</text:p>
      <text:p text:style-name="P10"/>
      <text:p text:style-name="P11">8. </text:p>
      <text:p text:style-name="P11">select supplies.sNb, supplies.pNb, supplies.price from supplies where supplies.pNb IN (select uses.pNb from uses inner join project on project.projNb=uses.projNb where project.projname='<text:span text:style-name="T2">PR1</text:span>') and supplies.price IN (select MIN(supplies.price) from supplies where supplies.pNb IN (select uses.pNb from uses inner join project on project.projNb=uses.projNb where project.projname='<text:span text:style-name="T2">PR1</text:span>') group by supplies.pNb);</text:p>
      <text:p text:style-name="P11"/>
      <text:p text:style-name="P12">9.</text:p>
      <text:p text:style-name="P12"><text:span text:style-name="T3">create table best_suppliers as (</text:span>select supplies.sNb, supplies.pNb, supplies.price, supplier.sname, parts.pname from supplies inner join supplier on supplier.sNb=supplies.sNb inner join parts parts.pNb=supplies.pNb where supplies.pNb IN (select uses.pNb from uses inner join project on project.projNb=uses.projNb where project.projname='XXX') and supplies.price IN (select MIN(supplies.price) from supplies where supplies.pNb IN (select uses.pNb from uses inner join project on project.projNb=uses.projNb where project.projname='XXX') group by supplies.pNb)<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5T16:46:20.778121220</meta:creation-date>
    <dc:date>2019-10-29T14:48:13.962522310</dc:date>
    <meta:editing-duration>PT2H29M55S</meta:editing-duration>
    <meta:editing-cycles>5</meta:editing-cycles>
    <meta:generator>LibreOffice/6.0.7.3$Linux_X86_64 LibreOffice_project/00m0$Build-3</meta:generator>
    <meta:document-statistic meta:table-count="0" meta:image-count="0" meta:object-count="0" meta:page-count="2" meta:paragraph-count="24" meta:word-count="443" meta:character-count="3442" meta:non-whitespace-character-count="3022"/>
  </office:meta>
</office:document-meta>
</file>